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background-color="#ffff00" style:font-size-asian="12pt" style:font-size-complex="12pt"/>
    </style:style>
    <style:style style:name="P3" style:family="paragraph" style:parent-style-name="Standard">
      <style:text-properties style:font-name="Times New Roman" fo:font-size="12pt" fo:background-color="transparent" style:font-size-asian="12pt" style:font-size-complex="12pt"/>
    </style:style>
    <style:style style:name="P4" style:family="paragraph" style:parent-style-name="Standard">
      <style:paragraph-properties style:writing-mode="lr-tb"/>
      <style:text-properties style:font-name="Times New Roman" fo:font-size="12pt" officeooo:paragraph-rsid="000db23b" style:font-size-asian="12pt" style:font-size-complex="12pt"/>
    </style:style>
    <style:style style:name="P5" style:family="paragraph" style:parent-style-name="Standard">
      <style:paragraph-properties style:writing-mode="lr-tb"/>
      <style:text-properties style:font-name="Times New Roman" fo:font-size="12pt" officeooo:rsid="000db23b" officeooo:paragraph-rsid="000db23b" style:font-size-asian="12pt" style:font-size-complex="12pt"/>
    </style:style>
    <style:style style:name="P6" style:family="paragraph" style:parent-style-name="Standard">
      <style:paragraph-properties style:writing-mode="lr-tb"/>
      <style:text-properties style:font-name="Times New Roman" fo:font-size="12pt" officeooo:rsid="000f8db3" officeooo:paragraph-rsid="000f8db3" style:font-size-asian="12pt" style:font-size-complex="12pt"/>
    </style:style>
    <style:style style:name="P7" style:family="paragraph" style:parent-style-name="Standard">
      <style:paragraph-properties style:writing-mode="lr-tb"/>
      <style:text-properties style:font-name="Times New Roman" fo:font-size="12pt" officeooo:rsid="00112e83" officeooo:paragraph-rsid="00112e83" style:font-size-asian="12pt" style:font-size-complex="12pt"/>
    </style:style>
    <style:style style:name="P8" style:family="paragraph" style:parent-style-name="Standard">
      <style:paragraph-properties style:writing-mode="lr-tb"/>
      <style:text-properties style:font-name="Times New Roman" fo:font-size="12pt" officeooo:rsid="00127c40" officeooo:paragraph-rsid="00127c40" style:font-size-asian="12pt" style:font-size-complex="12pt"/>
    </style:style>
    <style:style style:name="P9" style:family="paragraph" style:parent-style-name="Standard">
      <style:paragraph-properties style:writing-mode="lr-tb"/>
      <style:text-properties style:font-name="Times New Roman" fo:font-size="16pt" fo:font-weight="bold" officeooo:rsid="00112e83" officeooo:paragraph-rsid="00112e83" style:font-size-asian="16pt" style:font-weight-asian="bold" style:font-size-complex="16pt" style:font-weight-complex="bold"/>
    </style:style>
    <style:style style:name="P10" style:family="paragraph" style:parent-style-name="Standard">
      <style:paragraph-properties style:writing-mode="lr-tb"/>
      <style:text-properties style:font-name="Times New Roman" fo:font-size="16pt" fo:font-weight="bold" officeooo:rsid="000f8db3" officeooo:paragraph-rsid="000f8db3" style:font-size-asian="16pt" style:font-weight-asian="bold" style:font-size-complex="16pt" style:font-weight-complex="bold"/>
    </style:style>
    <style:style style:name="T1" style:family="text">
      <style:text-properties officeooo:rsid="000db23b"/>
    </style:style>
    <style:style style:name="T2" style:family="text">
      <style:text-properties fo:background-color="#ffff00" loext:char-shading-value="0"/>
    </style:style>
    <style:style style:name="T3"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ug Branton</text:p>
      <text:p text:style-name="P5">COSC519</text:p>
      <text:p text:style-name="P4"><text:span text:style-name="T1">Homework 2</text:span></text:p>
      <text:p text:style-name="P4"/>
      <text:p text:style-name="P4"><text:bookmark text:name="page3R_mcid7"/><text:bookmark text:name="page3R_mcid8"/>1.Modify the hello.c program to open an input file (input.txt), read from the input file, and write to another output file (output.txt). This program reads text from one file and writes to another file. Create some text data in the input file and verify that the same data is written to the output file. Understand how a system call is invoked and how it works by generating and reading an ASM file. Identify and mark the system calls in your ASM file. Submit your hello.c and ASM files showing the system calls (Use Linux).</text:p>
      <text:p text:style-name="P4"/>
      <text:p text:style-name="P10">Hello.c:</text:p>
      <text:p text:style-name="P6">//This is first program </text:p>
      <text:p text:style-name="P6">//Dr. Karne </text:p>
      <text:p text:style-name="P6">//hello.c </text:p>
      <text:p text:style-name="P6">#include &lt;stdio.h&gt;</text:p>
      <text:p text:style-name="P6">#include &lt;stdlib.h&gt;</text:p>
      <text:p text:style-name="P6"/>
      <text:p text:style-name="P6">int main (int argc, char **argv) </text:p>
      <text:p text:style-name="P6">{</text:p>
      <text:p text:style-name="P6"><text:s text:c="3"/>char c1; </text:p>
      <text:p text:style-name="P6"><text:s text:c="3"/>unsigned char c2; </text:p>
      <text:p text:style-name="P6"><text:s text:c="3"/>int i1=0; </text:p>
      <text:p text:style-name="P6"><text:s text:c="3"/>long l2=0;</text:p>
      <text:p text:style-name="P6"><text:s text:c="3"/>char *cptr; </text:p>
      <text:p text:style-name="P6"><text:s text:c="3"/>int *iptr; </text:p>
      <text:p text:style-name="P6"><text:s text:c="3"/>long *lptr; </text:p>
      <text:p text:style-name="P6"><text:s text:c="3"/>char array1[40] = "This is a string";</text:p>
      <text:p text:style-name="P6"/>
      <text:p text:style-name="P6"><text:s text:c="3"/>cptr = (char *)malloc(200); </text:p>
      <text:p text:style-name="P6"><text:s text:c="3"/>iptr = (int *)malloc(200); </text:p>
      <text:p text:style-name="P6"><text:s text:c="3"/>lptr = (long *)malloc(200); </text:p>
      <text:p text:style-name="P6"/>
      <text:p text:style-name="P6"><text:s text:c="3"/>c1 = 'X'; </text:p>
      <text:p text:style-name="P6"><text:s text:c="3"/>c2 = 0x44; </text:p>
      <text:p text:style-name="P6"><text:s text:c="3"/>i1 = 0x100; </text:p>
      <text:p text:style-name="P6"><text:s text:c="3"/>l2 = 0x0123456789abcdef; </text:p>
      <text:p text:style-name="P6"/>
      <text:p text:style-name="P6"><text:s text:c="3"/>*iptr = 0x2000; </text:p>
      <text:p text:style-name="P6"><text:s text:c="3"/>*lptr = 0x88889999aaaabbbb; </text:p>
      <text:p text:style-name="P6"/>
      <text:p text:style-name="P6"><text:s text:c="3"/>printf("Hello World\n"); </text:p>
      <text:p text:style-name="P6"><text:s text:c="3"/>printf("\n\n"); </text:p>
      <text:p text:style-name="P6"><text:s text:c="3"/>printf("l2: %lx \n", l2); </text:p>
      <text:p text:style-name="P6"><text:s text:c="3"/>printf("i1: %x \n", i1); </text:p>
      <text:p text:style-name="P6"><text:s text:c="3"/>printf("i1: %10x \n", i1); </text:p>
      <text:p text:style-name="P6"><text:s text:c="3"/>printf("i1: %4x \n", i1); </text:p>
      <text:p text:style-name="P6"><text:s text:c="3"/>printf("c1: %c \n", c1); </text:p>
      <text:p text:style-name="P6"><text:soft-page-break/><text:s text:c="3"/>printf("string: %s \n", array1); </text:p>
      <text:p text:style-name="P6"/>
      <text:p text:style-name="P6"><text:s text:c="3"/>/*Copy from input.txt to output.txt */</text:p>
      <text:p text:style-name="P6"><text:s text:c="3"/>FILE *input = fopen("input.txt","r");</text:p>
      <text:p text:style-name="P6"><text:s text:c="3"/>FILE *output = fopen("output.txt", "w");</text:p>
      <text:p text:style-name="P6"/>
      <text:p text:style-name="P6"><text:s text:c="3"/>char ch;</text:p>
      <text:p text:style-name="P6"/>
      <text:p text:style-name="P6"><text:s text:c="3"/>while((ch = fgetc(input)) != EOF)</text:p>
      <text:p text:style-name="P6"><text:s text:c="6"/>fputc(ch, output);</text:p>
      <text:p text:style-name="P6"/>
      <text:p text:style-name="P6"><text:s text:c="3"/>fclose(input);</text:p>
      <text:p text:style-name="P6"><text:s text:c="3"/>fclose(output);</text:p>
      <text:p text:style-name="P6"/>
      <text:p text:style-name="P6"/>
      <text:p text:style-name="P6"><text:s text:c="3"/>return 0; </text:p>
      <text:p text:style-name="P6">}</text:p>
      <text:p text:style-name="P6"/>
      <text:p text:style-name="P9">Hello.s (ASM File):</text:p>
      <text:p text:style-name="P7">.file<text:tab/>"hello.c"</text:p>
      <text:p text:style-name="P7"><text:tab/>.intel_syntax noprefix</text:p>
      <text:p text:style-name="P7"><text:tab/>.text</text:p>
      <text:p text:style-name="P7">.Ltext0:</text:p>
      <text:p text:style-name="P7"><text:tab/>.section<text:tab/>.rodata</text:p>
      <text:p text:style-name="P7">.LC0:</text:p>
      <text:p text:style-name="P7"><text:tab/>.string<text:tab/>"Hello World"</text:p>
      <text:p text:style-name="P7">.LC1:</text:p>
      <text:p text:style-name="P7"><text:tab/>.string<text:tab/>"\n"</text:p>
      <text:p text:style-name="P7">.LC2:</text:p>
      <text:p text:style-name="P7"><text:tab/>.string<text:tab/>"l2: %lx \n"</text:p>
      <text:p text:style-name="P7">.LC3:</text:p>
      <text:p text:style-name="P7"><text:tab/>.string<text:tab/>"i1: %x \n"</text:p>
      <text:p text:style-name="P7">.LC4:</text:p>
      <text:p text:style-name="P7"><text:tab/>.string<text:tab/>"i1: %10x \n"</text:p>
      <text:p text:style-name="P7">.LC5:</text:p>
      <text:p text:style-name="P7"><text:tab/>.string<text:tab/>"i1: %4x \n"</text:p>
      <text:p text:style-name="P7">.LC6:</text:p>
      <text:p text:style-name="P7"><text:tab/>.string<text:tab/>"c1: %c \n"</text:p>
      <text:p text:style-name="P7">.LC7:</text:p>
      <text:p text:style-name="P7"><text:tab/>.string<text:tab/>"string: %s \n"</text:p>
      <text:p text:style-name="P7">.LC8:</text:p>
      <text:p text:style-name="P7"><text:tab/>.string<text:tab/>"r"</text:p>
      <text:p text:style-name="P7">.LC9:</text:p>
      <text:p text:style-name="P7"><text:tab/>.string<text:tab/>"input.txt"</text:p>
      <text:p text:style-name="P7">.LC10:</text:p>
      <text:p text:style-name="P7"><text:tab/>.string<text:tab/>"w"</text:p>
      <text:p text:style-name="P7">.LC11:</text:p>
      <text:p text:style-name="P7"><text:tab/>.string<text:tab/>"output.txt"</text:p>
      <text:p text:style-name="P7"><text:soft-page-break/><text:tab/>.text</text:p>
      <text:p text:style-name="P7"><text:tab/>.globl<text:tab/>main</text:p>
      <text:p text:style-name="P7"><text:tab/>.type<text:tab/>main, @function</text:p>
      <text:p text:style-name="P7">main:</text:p>
      <text:p text:style-name="P7">.LFB6:</text:p>
      <text:p text:style-name="P7"><text:tab/>.file 1 "hello.c"</text:p>
      <text:p text:style-name="P7"><text:tab/>.loc 1 8 1</text:p>
      <text:p text:style-name="P7"><text:tab/>.cfi_startproc</text:p>
      <text:p text:style-name="P7"><text:tab/>endbr64</text:p>
      <text:p text:style-name="P7"><text:tab/>push<text:tab/>rbp</text:p>
      <text:p text:style-name="P7"><text:tab/>.cfi_def_cfa_offset 16</text:p>
      <text:p text:style-name="P7"><text:tab/>.cfi_offset 6, -16</text:p>
      <text:p text:style-name="P7"><text:tab/>mov<text:tab/>rbp, rsp</text:p>
      <text:p text:style-name="P7"><text:tab/>.cfi_def_cfa_register 6</text:p>
      <text:p text:style-name="P7"><text:tab/>add<text:tab/>rsp, -128</text:p>
      <text:p text:style-name="P7"><text:tab/>mov<text:tab/>DWORD PTR -116[rbp], edi</text:p>
      <text:p text:style-name="P7"><text:tab/>mov<text:tab/>QWORD PTR -128[rbp], rsi</text:p>
      <text:p text:style-name="P7"><text:tab/>.loc 1 8 1</text:p>
      <text:p text:style-name="P7"><text:tab/>mov<text:tab/>rax, QWORD PTR fs:40</text:p>
      <text:p text:style-name="P7"><text:tab/>mov<text:tab/>QWORD PTR -8[rbp], rax</text:p>
      <text:p text:style-name="P7"><text:tab/>xor<text:tab/>eax, eax</text:p>
      <text:p text:style-name="P7"><text:tab/>.loc 1 11 8</text:p>
      <text:p text:style-name="P7"><text:tab/>mov<text:tab/>DWORD PTR -100[rbp], 0</text:p>
      <text:p text:style-name="P7"><text:tab/>.loc 1 12 9</text:p>
      <text:p text:style-name="P7"><text:tab/>mov<text:tab/>QWORD PTR -96[rbp], 0</text:p>
      <text:p text:style-name="P7"><text:tab/>.loc 1 16 9</text:p>
      <text:p text:style-name="P7"><text:tab/>movabs<text:tab/>rax, 2338328219631577172</text:p>
      <text:p text:style-name="P7"><text:tab/>movabs<text:tab/>rdx, 7453010373645639777</text:p>
      <text:p text:style-name="P7"><text:tab/>mov<text:tab/>QWORD PTR -48[rbp], rax</text:p>
      <text:p text:style-name="P7"><text:tab/>mov<text:tab/>QWORD PTR -40[rbp], rdx</text:p>
      <text:p text:style-name="P7"><text:tab/>mov<text:tab/>QWORD PTR -32[rbp], 0</text:p>
      <text:p text:style-name="P7"><text:tab/>mov<text:tab/>QWORD PTR -24[rbp], 0</text:p>
      <text:p text:style-name="P7"><text:tab/>mov<text:tab/>QWORD PTR -16[rbp], 0</text:p>
      <text:p text:style-name="P7"><text:tab/>.loc 1 18 19</text:p>
      <text:p text:style-name="P7"><text:tab/>mov<text:tab/>edi, 200</text:p>
      <text:p text:style-name="P7"><text:tab/><text:span text:style-name="T3">call<text:tab/>malloc@PLT</text:span></text:p>
      <text:p text:style-name="P7"><text:tab/>mov<text:tab/>QWORD PTR -88[rbp], rax</text:p>
      <text:p text:style-name="P7"><text:tab/>.loc 1 19 18</text:p>
      <text:p text:style-name="P7"><text:tab/>mov<text:tab/>edi, 200</text:p>
      <text:p text:style-name="P7"><text:tab/><text:span text:style-name="T3">call<text:tab/>malloc@PLT</text:span></text:p>
      <text:p text:style-name="P7"><text:tab/>mov<text:tab/>QWORD PTR -80[rbp], rax</text:p>
      <text:p text:style-name="P7"><text:tab/>.loc 1 20 19</text:p>
      <text:p text:style-name="P7"><text:tab/>mov<text:tab/>edi, 200</text:p>
      <text:p text:style-name="P7"><text:tab/><text:span text:style-name="T3">call<text:tab/>malloc@PLT</text:span></text:p>
      <text:p text:style-name="P7"><text:tab/>mov<text:tab/>QWORD PTR -72[rbp], rax</text:p>
      <text:p text:style-name="P7"><text:tab/>.loc 1 22 7</text:p>
      <text:p text:style-name="P7"><text:tab/>mov<text:tab/>BYTE PTR -103[rbp], 88</text:p>
      <text:p text:style-name="P7"><text:tab/>.loc 1 23 7</text:p>
      <text:p text:style-name="P7"><text:tab/>mov<text:tab/>BYTE PTR -102[rbp], 68</text:p>
      <text:p text:style-name="P7"><text:soft-page-break/><text:tab/>.loc 1 24 7</text:p>
      <text:p text:style-name="P7"><text:tab/>mov<text:tab/>DWORD PTR -100[rbp], 256</text:p>
      <text:p text:style-name="P7"><text:tab/>.loc 1 25 7</text:p>
      <text:p text:style-name="P7"><text:tab/>movabs<text:tab/>rax, 81985529216486895</text:p>
      <text:p text:style-name="P7"><text:tab/>mov<text:tab/>QWORD PTR -96[rbp], rax</text:p>
      <text:p text:style-name="P7"><text:tab/>.loc 1 27 10</text:p>
      <text:p text:style-name="P7"><text:tab/>mov<text:tab/>rax, QWORD PTR -80[rbp]</text:p>
      <text:p text:style-name="P7"><text:tab/>mov<text:tab/>DWORD PTR [rax], 8192</text:p>
      <text:p text:style-name="P7"><text:tab/>.loc 1 28 10</text:p>
      <text:p text:style-name="P7"><text:tab/>mov<text:tab/>rax, QWORD PTR -72[rbp]</text:p>
      <text:p text:style-name="P7"><text:tab/>movabs<text:tab/>rcx, -8608461802446341189</text:p>
      <text:p text:style-name="P7"><text:tab/>mov<text:tab/>QWORD PTR [rax], rcx</text:p>
      <text:p text:style-name="P7"><text:tab/>.loc 1 30 4</text:p>
      <text:p text:style-name="P7"><text:tab/>lea<text:tab/>rdi, .LC0[rip]</text:p>
      <text:p text:style-name="P7"><text:tab/><text:span text:style-name="T3">call<text:tab/>puts@PLT</text:span></text:p>
      <text:p text:style-name="P7"><text:tab/>.loc 1 31 4</text:p>
      <text:p text:style-name="P7"><text:tab/>lea<text:tab/>rdi, .LC1[rip]</text:p>
      <text:p text:style-name="P7"><text:tab/><text:span text:style-name="T3">call<text:tab/>puts@PLT</text:span></text:p>
      <text:p text:style-name="P7"><text:tab/>.loc 1 32 4</text:p>
      <text:p text:style-name="P7"><text:tab/>mov<text:tab/>rax, QWORD PTR -96[rbp]</text:p>
      <text:p text:style-name="P7"><text:tab/>mov<text:tab/>rsi, rax</text:p>
      <text:p text:style-name="P7"><text:tab/>lea<text:tab/>rdi, .LC2[rip]</text:p>
      <text:p text:style-name="P7"><text:tab/>mov<text:tab/>eax, 0</text:p>
      <text:p text:style-name="P7"><text:tab/><text:span text:style-name="T3">call<text:tab/>printf@PLT</text:span></text:p>
      <text:p text:style-name="P7"><text:tab/>.loc 1 33 4</text:p>
      <text:p text:style-name="P7"><text:tab/>mov<text:tab/>eax, DWORD PTR -100[rbp]</text:p>
      <text:p text:style-name="P7"><text:tab/>mov<text:tab/>esi, eax</text:p>
      <text:p text:style-name="P7"><text:tab/>lea<text:tab/>rdi, .LC3[rip]</text:p>
      <text:p text:style-name="P7"><text:tab/>mov<text:tab/>eax, 0</text:p>
      <text:p text:style-name="P7"><text:tab/><text:span text:style-name="T3">call<text:tab/>printf@PLT</text:span></text:p>
      <text:p text:style-name="P7"><text:tab/>.loc 1 34 4</text:p>
      <text:p text:style-name="P7"><text:tab/>mov<text:tab/>eax, DWORD PTR -100[rbp]</text:p>
      <text:p text:style-name="P7"><text:tab/>mov<text:tab/>esi, eax</text:p>
      <text:p text:style-name="P7"><text:tab/>lea<text:tab/>rdi, .LC4[rip]</text:p>
      <text:p text:style-name="P7"><text:tab/>mov<text:tab/>eax, 0</text:p>
      <text:p text:style-name="P7"><text:tab/><text:span text:style-name="T3">call<text:tab/>printf@PLT</text:span></text:p>
      <text:p text:style-name="P7"><text:tab/>.loc 1 35 4</text:p>
      <text:p text:style-name="P7"><text:tab/>mov<text:tab/>eax, DWORD PTR -100[rbp]</text:p>
      <text:p text:style-name="P7"><text:tab/>mov<text:tab/>esi, eax</text:p>
      <text:p text:style-name="P7"><text:tab/>lea<text:tab/>rdi, .LC5[rip]</text:p>
      <text:p text:style-name="P7"><text:tab/>mov<text:tab/>eax, 0</text:p>
      <text:p text:style-name="P7"><text:tab/><text:span text:style-name="T3">call<text:tab/>printf@PLT</text:span></text:p>
      <text:p text:style-name="P7"><text:tab/>.loc 1 36 4</text:p>
      <text:p text:style-name="P7"><text:tab/>movsx<text:tab/>eax, BYTE PTR -103[rbp]</text:p>
      <text:p text:style-name="P7"><text:tab/>mov<text:tab/>esi, eax</text:p>
      <text:p text:style-name="P7"><text:tab/>lea<text:tab/>rdi, .LC6[rip]</text:p>
      <text:p text:style-name="P7"><text:tab/>mov<text:tab/>eax, 0</text:p>
      <text:p text:style-name="P7"><text:tab/><text:span text:style-name="T3">call<text:tab/>printf@PLT</text:span></text:p>
      <text:p text:style-name="P7"><text:tab/>.loc 1 37 4</text:p>
      <text:p text:style-name="P7"><text:soft-page-break/><text:tab/>lea<text:tab/>rax, -48[rbp]</text:p>
      <text:p text:style-name="P7"><text:tab/>mov<text:tab/>rsi, rax</text:p>
      <text:p text:style-name="P7"><text:tab/>lea<text:tab/>rdi, .LC7[rip]</text:p>
      <text:p text:style-name="P7"><text:tab/>mov<text:tab/>eax, 0</text:p>
      <text:p text:style-name="P7"><text:tab/><text:span text:style-name="T3">call<text:tab/>printf@PLT</text:span></text:p>
      <text:p text:style-name="P7"><text:tab/>.loc 1 40 18</text:p>
      <text:p text:style-name="P7"><text:tab/>lea<text:tab/>rsi, .LC8[rip]</text:p>
      <text:p text:style-name="P7"><text:tab/>lea<text:tab/>rdi, .LC9[rip]</text:p>
      <text:p text:style-name="P7"><text:tab/><text:span text:style-name="T3">call<text:tab/>fopen@PLT</text:span></text:p>
      <text:p text:style-name="P7"><text:tab/>mov<text:tab/>QWORD PTR -64[rbp], rax</text:p>
      <text:p text:style-name="P7"><text:tab/>.loc 1 41 19</text:p>
      <text:p text:style-name="P7"><text:tab/>lea<text:tab/>rsi, .LC10[rip]</text:p>
      <text:p text:style-name="P7"><text:tab/>lea<text:tab/>rdi, .LC11[rip]</text:p>
      <text:p text:style-name="P7"><text:tab/><text:span text:style-name="T3">call<text:tab/>fopen@PLT</text:span></text:p>
      <text:p text:style-name="P7"><text:tab/>mov<text:tab/>QWORD PTR -56[rbp], rax</text:p>
      <text:p text:style-name="P7"><text:tab/>.loc 1 45 9</text:p>
      <text:p text:style-name="P7"><text:tab/>jmp<text:tab/>.L2</text:p>
      <text:p text:style-name="P7">.L3:</text:p>
      <text:p text:style-name="P7"><text:tab/>.loc 1 46 7</text:p>
      <text:p text:style-name="P7"><text:tab/>movsx<text:tab/>eax, BYTE PTR -101[rbp]</text:p>
      <text:p text:style-name="P7"><text:tab/>mov<text:tab/>rdx, QWORD PTR -56[rbp]</text:p>
      <text:p text:style-name="P7"><text:tab/>mov<text:tab/>rsi, rdx</text:p>
      <text:p text:style-name="P7"><text:tab/>mov<text:tab/>edi, eax</text:p>
      <text:p text:style-name="P7"><text:tab/><text:span text:style-name="T3">call<text:tab/>fputc@PLT</text:span></text:p>
      <text:p text:style-name="P7">.L2:</text:p>
      <text:p text:style-name="P7"><text:tab/>.loc 1 45 16</text:p>
      <text:p text:style-name="P7"><text:tab/>mov<text:tab/>rax, QWORD PTR -64[rbp]</text:p>
      <text:p text:style-name="P7"><text:tab/>mov<text:tab/>rdi, rax</text:p>
      <text:p text:style-name="P7"><text:tab/><text:span text:style-name="T3">call<text:tab/>fgetc@PLT</text:span></text:p>
      <text:p text:style-name="P7"><text:tab/>.loc 1 45 14</text:p>
      <text:p text:style-name="P7"><text:tab/>mov<text:tab/>BYTE PTR -101[rbp], al</text:p>
      <text:p text:style-name="P7"><text:tab/>.loc 1 45 9</text:p>
      <text:p text:style-name="P7"><text:tab/>cmp<text:tab/>BYTE PTR -101[rbp], -1</text:p>
      <text:p text:style-name="P7"><text:tab/>jne<text:tab/>.L3</text:p>
      <text:p text:style-name="P7"><text:tab/>.loc 1 48 4</text:p>
      <text:p text:style-name="P7"><text:tab/>mov<text:tab/>rax, QWORD PTR -64[rbp]</text:p>
      <text:p text:style-name="P7"><text:tab/>mov<text:tab/>rdi, rax</text:p>
      <text:p text:style-name="P7"><text:tab/><text:span text:style-name="T3">call<text:tab/>fclose@PLT</text:span></text:p>
      <text:p text:style-name="P7"><text:tab/>.loc 1 49 4</text:p>
      <text:p text:style-name="P7"><text:tab/>mov<text:tab/>rax, QWORD PTR -56[rbp]</text:p>
      <text:p text:style-name="P7"><text:tab/>mov<text:tab/>rdi, rax</text:p>
      <text:p text:style-name="P7"><text:tab/><text:span text:style-name="T3">call<text:tab/>fclose@PLT</text:span></text:p>
      <text:p text:style-name="P7"><text:tab/>.loc 1 52 11</text:p>
      <text:p text:style-name="P7"><text:tab/>mov<text:tab/>eax, 0</text:p>
      <text:p text:style-name="P7"><text:tab/>.loc 1 53 1</text:p>
      <text:p text:style-name="P7"><text:tab/>mov<text:tab/>rcx, QWORD PTR -8[rbp]</text:p>
      <text:p text:style-name="P7"><text:tab/>xor<text:tab/>rcx, QWORD PTR fs:40</text:p>
      <text:p text:style-name="P7"><text:tab/>je<text:tab/>.L5</text:p>
      <text:p text:style-name="P7"><text:tab/><text:span text:style-name="T3">call<text:tab/>__stack_chk_fail@PLT</text:span></text:p>
      <text:p text:style-name="P7"><text:soft-page-break/>.L5:</text:p>
      <text:p text:style-name="P7"><text:tab/>leave</text:p>
      <text:p text:style-name="P7"><text:tab/>.cfi_def_cfa 7, 8</text:p>
      <text:p text:style-name="P7"><text:tab/>ret</text:p>
      <text:p text:style-name="P7"><text:tab/>.cfi_endproc</text:p>
      <text:p text:style-name="P7">.LFE6:</text:p>
      <text:p text:style-name="P7"><text:tab/>.size<text:tab/>main, .-main</text:p>
      <text:p text:style-name="P7">.Letext0:</text:p>
      <text:p text:style-name="P7"><text:tab/>.file 2 "/usr/lib/gcc/x86_64-linux-gnu/9/include/stddef.h"</text:p>
      <text:p text:style-name="P7"><text:tab/>.file 3 "/usr/include/x86_64-linux-gnu/bits/types.h"</text:p>
      <text:p text:style-name="P7"><text:tab/>.file 4 "/usr/include/x86_64-linux-gnu/bits/types/struct_FILE.h"</text:p>
      <text:p text:style-name="P7"><text:tab/>.file 5 "/usr/include/x86_64-linux-gnu/bits/types/FILE.h"</text:p>
      <text:p text:style-name="P7"><text:tab/>.file 6 "/usr/include/stdio.h"</text:p>
      <text:p text:style-name="P7"><text:tab/>.file 7 "/usr/include/x86_64-linux-gnu/bits/sys_errlist.h"</text:p>
      <text:p text:style-name="P7"><text:tab/>.section<text:tab/>.debug_info,"",@progbits</text:p>
      <text:p text:style-name="P7">.Ldebug_info0:</text:p>
      <text:p text:style-name="P8">[OMITTED DEBUG INFO FOR LENGTH]</text:p>
      <text:p text:style-name="P8"/>
      <text:p text:style-name="P4"><text:bookmark text:name="page3R_mcid9"/><text:bookmark text:name="page3R_mcid10"/>2. Using the above hello.exe or hello.o files, run objdump command to find system calls and mark them in a file. System calls have UND symbols.</text:p>
      <text:p text:style-name="P1"/>
      <text:p text:style-name="P1">hello: <text:s text:c="4"/>file format elf64-x86-64</text:p>
      <text:p text:style-name="P1"/>
      <text:p text:style-name="P1">SYMBOL TABLE:</text:p>
      <text:p text:style-name="P1">0000000000000318 l <text:s text:c="3"/>d <text:s/>.interp<text:tab/>0000000000000000 <text:s text:c="13"/>.interp</text:p>
      <text:p text:style-name="P1">0000000000000338 l <text:s text:c="3"/>d <text:s/>.note.gnu.property<text:tab/>0000000000000000 <text:s text:c="13"/>.note.gnu.property</text:p>
      <text:p text:style-name="P1">0000000000000358 l <text:s text:c="3"/>d <text:s/>.note.gnu.build-id<text:tab/>0000000000000000 <text:s text:c="13"/>.note.gnu.build-id</text:p>
      <text:p text:style-name="P1">000000000000037c l <text:s text:c="3"/>d <text:s/>.note.ABI-tag<text:tab/>0000000000000000 <text:s text:c="13"/>.note.ABI-tag</text:p>
      <text:p text:style-name="P1">00000000000003a0 l <text:s text:c="3"/>d <text:s/>.gnu.hash<text:tab/>0000000000000000 <text:s text:c="13"/>.gnu.hash</text:p>
      <text:p text:style-name="P1">00000000000003c8 l <text:s text:c="3"/>d <text:s/>.dynsym<text:tab/>0000000000000000 <text:s text:c="13"/>.dynsym</text:p>
      <text:p text:style-name="P1">0000000000000518 l <text:s text:c="3"/>d <text:s/>.dynstr<text:tab/>0000000000000000 <text:s text:c="13"/>.dynstr</text:p>
      <text:p text:style-name="P1">00000000000005dc l <text:s text:c="3"/>d <text:s/>.gnu.version<text:tab/>0000000000000000 <text:s text:c="13"/>.gnu.version</text:p>
      <text:p text:style-name="P1">00000000000005f8 l <text:s text:c="3"/>d <text:s/>.gnu.version_r<text:tab/>0000000000000000 <text:s text:c="13"/>.gnu.version_r</text:p>
      <text:p text:style-name="P1">0000000000000628 l <text:s text:c="3"/>d <text:s/>.rela.dyn<text:tab/>0000000000000000 <text:s text:c="13"/>.rela.dyn</text:p>
      <text:p text:style-name="P1">00000000000006e8 l <text:s text:c="3"/>d <text:s/>.rela.plt<text:tab/>0000000000000000 <text:s text:c="13"/>.rela.plt</text:p>
      <text:p text:style-name="P1">0000000000001000 l <text:s text:c="3"/>d <text:s/>.init<text:tab/>0000000000000000 <text:s text:c="13"/>.init</text:p>
      <text:p text:style-name="P1">0000000000001020 l <text:s text:c="3"/>d <text:s/>.plt<text:tab/>0000000000000000 <text:s text:c="13"/>.plt</text:p>
      <text:p text:style-name="P1">00000000000010b0 l <text:s text:c="3"/>d <text:s/>.plt.got<text:tab/>0000000000000000 <text:s text:c="13"/>.plt.got</text:p>
      <text:p text:style-name="P1">00000000000010c0 l <text:s text:c="3"/>d <text:s/>.plt.sec<text:tab/>0000000000000000 <text:s text:c="13"/>.plt.sec</text:p>
      <text:p text:style-name="P1">0000000000001140 l <text:s text:c="3"/>d <text:s/>.text<text:tab/>0000000000000000 <text:s text:c="13"/>.text</text:p>
      <text:p text:style-name="P1">0000000000001498 l <text:s text:c="3"/>d <text:s/>.fini<text:tab/>0000000000000000 <text:s text:c="13"/>.fini</text:p>
      <text:p text:style-name="P1">0000000000002000 l <text:s text:c="3"/>d <text:s/>.rodata<text:tab/>0000000000000000 <text:s text:c="13"/>.rodata</text:p>
      <text:p text:style-name="P1">000000000000206c l <text:s text:c="3"/>d <text:s/>.eh_frame_hdr<text:tab/>0000000000000000 <text:s text:c="13"/>.eh_frame_hdr</text:p>
      <text:p text:style-name="P1">00000000000020b0 l <text:s text:c="3"/>d <text:s/>.eh_frame<text:tab/>0000000000000000 <text:s text:c="13"/>.eh_frame</text:p>
      <text:p text:style-name="P1">0000000000003d80 l <text:s text:c="3"/>d <text:s/>.init_array<text:tab/>0000000000000000 <text:s text:c="13"/>.init_array</text:p>
      <text:p text:style-name="P1">0000000000003d88 l <text:s text:c="3"/>d <text:s/>.fini_array<text:tab/>0000000000000000 <text:s text:c="13"/>.fini_array</text:p>
      <text:p text:style-name="P1">0000000000003d90 l <text:s text:c="3"/>d <text:s/>.dynamic<text:tab/>0000000000000000 <text:s text:c="13"/>.dynamic</text:p>
      <text:p text:style-name="P1">0000000000003f80 l <text:s text:c="3"/>d <text:s/>.got<text:tab/>0000000000000000 <text:s text:c="13"/>.got</text:p>
      <text:p text:style-name="P1">0000000000004000 l <text:s text:c="3"/>d <text:s/>.data<text:tab/>0000000000000000 <text:s text:c="13"/>.data</text:p>
      <text:p text:style-name="P1"><text:soft-page-break/>0000000000004010 l <text:s text:c="3"/>d <text:s/>.bss<text:tab/>0000000000000000 <text:s text:c="13"/>.bss</text:p>
      <text:p text:style-name="P1">0000000000000000 l <text:s text:c="3"/>d <text:s/>.comment<text:tab/>0000000000000000 <text:s text:c="13"/>.comment</text:p>
      <text:p text:style-name="P1">0000000000000000 l <text:s text:c="3"/>d <text:s/>.debug_aranges<text:tab/>0000000000000000 <text:s text:c="13"/>.debug_aranges</text:p>
      <text:p text:style-name="P1">0000000000000000 l <text:s text:c="3"/>d <text:s/>.debug_info<text:tab/>0000000000000000 <text:s text:c="13"/>.debug_info</text:p>
      <text:p text:style-name="P1">0000000000000000 l <text:s text:c="3"/>d <text:s/>.debug_abbrev<text:tab/>0000000000000000 <text:s text:c="13"/>.debug_abbrev</text:p>
      <text:p text:style-name="P1">0000000000000000 l <text:s text:c="3"/>d <text:s/>.debug_line<text:tab/>0000000000000000 <text:s text:c="13"/>.debug_line</text:p>
      <text:p text:style-name="P1">0000000000000000 l <text:s text:c="3"/>d <text:s/>.debug_str<text:tab/>0000000000000000 <text:s text:c="13"/>.debug_str</text:p>
      <text:p text:style-name="P1">0000000000000000 l <text:s text:c="3"/>df *ABS*<text:tab/>0000000000000000 <text:s text:c="13"/>crtstuff.c</text:p>
      <text:p text:style-name="P1">0000000000001170 l <text:s text:c="4"/>F .text<text:tab/>0000000000000000 <text:s text:c="13"/>deregister_tm_clones</text:p>
      <text:p text:style-name="P1">00000000000011a0 l <text:s text:c="4"/>F .text<text:tab/>0000000000000000 <text:s text:c="13"/>register_tm_clones</text:p>
      <text:p text:style-name="P1">00000000000011e0 l <text:s text:c="4"/>F .text<text:tab/>0000000000000000 <text:s text:c="13"/>__do_global_dtors_aux</text:p>
      <text:p text:style-name="P1">0000000000004010 l <text:s text:c="4"/>O .bss<text:tab/>0000000000000001 <text:s text:c="13"/>completed.8060</text:p>
      <text:p text:style-name="P1">0000000000003d88 l <text:s text:c="4"/>O .fini_array<text:tab/>0000000000000000 <text:s text:c="13"/>__do_global_dtors_aux_fini_array_entry</text:p>
      <text:p text:style-name="P1">0000000000001220 l <text:s text:c="4"/>F .text<text:tab/>0000000000000000 <text:s text:c="13"/>frame_dummy</text:p>
      <text:p text:style-name="P1">0000000000003d80 l <text:s text:c="4"/>O .init_array<text:tab/>0000000000000000 <text:s text:c="13"/>__frame_dummy_init_array_entry</text:p>
      <text:p text:style-name="P1">0000000000000000 l <text:s text:c="3"/>df *ABS*<text:tab/>0000000000000000 <text:s text:c="13"/>hello.c</text:p>
      <text:p text:style-name="P1">0000000000000000 l <text:s text:c="3"/>df *ABS*<text:tab/>0000000000000000 <text:s text:c="13"/>crtstuff.c</text:p>
      <text:p text:style-name="P1">00000000000021b4 l <text:s text:c="4"/>O .eh_frame<text:tab/>0000000000000000 <text:s text:c="13"/>__FRAME_END__</text:p>
      <text:p text:style-name="P1">0000000000000000 l <text:s text:c="3"/>df *ABS*<text:tab/>0000000000000000 <text:s text:c="13"/></text:p>
      <text:p text:style-name="P1">0000000000003d88 l <text:s text:c="6"/>.init_array<text:tab/>0000000000000000 <text:s text:c="13"/>__init_array_end</text:p>
      <text:p text:style-name="P1">0000000000003d90 l <text:s text:c="4"/>O .dynamic<text:tab/>0000000000000000 <text:s text:c="13"/>_DYNAMIC</text:p>
      <text:p text:style-name="P1">0000000000003d80 l <text:s text:c="6"/>.init_array<text:tab/>0000000000000000 <text:s text:c="13"/>__init_array_start</text:p>
      <text:p text:style-name="P1">000000000000206c l <text:s text:c="6"/>.eh_frame_hdr<text:tab/>0000000000000000 <text:s text:c="13"/>__GNU_EH_FRAME_HDR</text:p>
      <text:p text:style-name="P1">0000000000003f80 l <text:s text:c="4"/>O .got<text:tab/>0000000000000000 <text:s text:c="13"/>_GLOBAL_OFFSET_TABLE_</text:p>
      <text:p text:style-name="P1">0000000000001000 l <text:s text:c="4"/>F .init<text:tab/>0000000000000000 <text:s text:c="13"/>_init</text:p>
      <text:p text:style-name="P1">0000000000001490 g <text:s text:c="4"/>F .text<text:tab/>0000000000000005 <text:s text:c="13"/>__libc_csu_fini</text:p>
      <text:p text:style-name="P3">0000000000000000 <text:s/>w <text:s text:c="5"/>*UND*<text:tab/>0000000000000000 <text:s text:c="13"/>_ITM_deregisterTMCloneTable</text:p>
      <text:p text:style-name="P1">0000000000004000 <text:s/>w <text:s text:c="5"/>.data<text:tab/>0000000000000000 <text:s text:c="13"/>data_start</text:p>
      <text:p text:style-name="P2">0000000000000000 <text:s text:c="6"/>F *UND*<text:tab/>0000000000000000 <text:s text:c="13"/>puts@@GLIBC_2.2.5</text:p>
      <text:p text:style-name="P1">0000000000004010 g <text:s text:c="6"/>.data<text:tab/>0000000000000000 <text:s text:c="13"/>_edata</text:p>
      <text:p text:style-name="P2">0000000000000000 <text:s text:c="6"/>F *UND*<text:tab/>0000000000000000 <text:s text:c="13"/>fclose@@GLIBC_2.2.5</text:p>
      <text:p text:style-name="P1">0000000000001498 g <text:s text:c="4"/>F .fini<text:tab/>0000000000000000 <text:s text:c="13"/>.hidden _fini</text:p>
      <text:p text:style-name="P2">0000000000000000 <text:s text:c="6"/>F *UND*<text:tab/>0000000000000000 <text:s text:c="13"/>__stack_chk_fail@@GLIBC_2.4</text:p>
      <text:p text:style-name="P2">0000000000000000 <text:s text:c="6"/>F *UND*<text:tab/>0000000000000000 <text:s text:c="13"/>printf@@GLIBC_2.2.5</text:p>
      <text:p text:style-name="P2">0000000000000000 <text:s text:c="6"/>F *UND*<text:tab/>0000000000000000 <text:s text:c="13"/>fgetc@@GLIBC_2.2.5</text:p>
      <text:p text:style-name="P2">0000000000000000 <text:s text:c="6"/>F *UND*<text:tab/>0000000000000000 <text:s text:c="13"/>fputc@@GLIBC_2.2.5</text:p>
      <text:p text:style-name="P2">0000000000000000 <text:s text:c="6"/>F *UND*<text:tab/>0000000000000000 <text:s text:c="13"/>__libc_start_main@@GLIBC_2.2.5</text:p>
      <text:p text:style-name="P1">0000000000004000 g <text:s text:c="6"/>.data<text:tab/>0000000000000000 <text:s text:c="13"/>__data_start</text:p>
      <text:p text:style-name="P2">0000000000000000 <text:s/>w <text:s text:c="5"/>*UND*<text:tab/>0000000000000000 <text:s text:c="13"/>__gmon_start__</text:p>
      <text:p text:style-name="P1">0000000000004008 g <text:s text:c="4"/>O .data<text:tab/>0000000000000000 <text:s text:c="13"/>.hidden __dso_handle</text:p>
      <text:p text:style-name="P1">0000000000002000 g <text:s text:c="4"/>O .rodata<text:tab/>0000000000000004 <text:s text:c="13"/>_IO_stdin_used</text:p>
      <text:p text:style-name="P1">0000000000001420 g <text:s text:c="4"/>F .text<text:tab/>0000000000000065 <text:s text:c="13"/>__libc_csu_init</text:p>
      <text:p text:style-name="P2">0000000000000000 <text:s text:c="6"/>F *UND*<text:tab/>0000000000000000 <text:s text:c="13"/>malloc@@GLIBC_2.2.5</text:p>
      <text:p text:style-name="P1">0000000000004018 g <text:s text:c="6"/>.bss<text:tab/>0000000000000000 <text:s text:c="13"/>_end</text:p>
      <text:p text:style-name="P1">0000000000001140 g <text:s text:c="4"/>F .text<text:tab/>000000000000002f <text:s text:c="13"/>_start</text:p>
      <text:p text:style-name="P1">0000000000004010 g <text:s text:c="6"/>.bss<text:tab/>0000000000000000 <text:s text:c="13"/>__bss_start</text:p>
      <text:p text:style-name="P1">0000000000001229 g <text:s text:c="4"/>F .text<text:tab/>00000000000001f2 <text:s text:c="13"/>main</text:p>
      <text:p text:style-name="P2"><text:soft-page-break/>0000000000000000 <text:s text:c="6"/>F *UND*<text:tab/>0000000000000000 <text:s text:c="13"/>fopen@@GLIBC_2.2.5</text:p>
      <text:p text:style-name="P1">0000000000004010 g <text:s text:c="4"/>O .data<text:tab/>0000000000000000 <text:s text:c="13"/>.hidden __TMC_END__</text:p>
      <text:p text:style-name="P2">0000000000000000 <text:s/>w <text:s text:c="5"/>*UND*<text:tab/>0000000000000000 <text:s text:c="13"/>_ITM_registerTMCloneTable</text:p>
      <text:p text:style-name="P2">0000000000000000 <text:s/>w <text:s text:c="3"/>F *UND*<text:tab/>0000000000000000 <text:s text:c="13"/>__cxa_finalize@@GLIBC_2.2.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5:31:41.712378731</meta:creation-date>
    <dc:date>2021-10-05T17:50:45.907746726</dc:date>
    <meta:editing-duration>P1DT27M50S</meta:editing-duration>
    <meta:editing-cycles>4</meta:editing-cycles>
    <meta:generator>LibreOffice/6.4.7.2$Linux_X86_64 LibreOffice_project/40$Build-2</meta:generator>
    <meta:document-statistic meta:table-count="0" meta:image-count="0" meta:object-count="0" meta:page-count="8" meta:paragraph-count="320" meta:word-count="1305" meta:character-count="10982" meta:non-whitespace-character-count="8361"/>
  </office:meta>
</office:document-meta>
</file>